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8-0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3-04-0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12-1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8-10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2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03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28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03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4876" calcext:value-type="float">
            <text:p>20.72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6776774194" calcext:value-type="float">
            <text:p>21.0676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74575483871" calcext:value-type="float">
            <text:p>21.2974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6433548387" calcext:value-type="float">
            <text:p>21.1986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5716129032" calcext:value-type="float">
            <text:p>20.833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40576" calcext:value-type="float">
            <text:p>20.98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23912258064" calcext:value-type="float">
            <text:p>21.17239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0575" calcext:value-type="float">
            <text:p>20.653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63832" calcext:value-type="float">
            <text:p>20.23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11419354839" calcext:value-type="float">
            <text:p>21.181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24264" calcext:value-type="float">
            <text:p>21.24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79615" calcext:value-type="float">
            <text:p>21.0279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3635862069" calcext:value-type="float">
            <text:p>21.51236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03489032258" calcext:value-type="float">
            <text:p>21.6203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10369032258" calcext:value-type="float">
            <text:p>21.7910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62652903226" calcext:value-type="float">
            <text:p>21.8362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31421935484" calcext:value-type="float">
            <text:p>21.7731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71784" calcext:value-type="float">
            <text:p>21.41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59824" calcext:value-type="float">
            <text:p>21.2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98196923077" calcext:value-type="float">
            <text:p>20.889819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2624" calcext:value-type="float">
            <text:p>20.69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75620645161" calcext:value-type="float">
            <text:p>21.0275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78952" calcext:value-type="float">
            <text:p>21.1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5401" calcext:value-type="float">
            <text:p>21.1154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36888571429" calcext:value-type="float">
            <text:p>21.02368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9705806452" calcext:value-type="float">
            <text:p>21.2849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05595" calcext:value-type="float">
            <text:p>21.2405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88808" calcext:value-type="float">
            <text:p>21.1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06397419355" calcext:value-type="float">
            <text:p>20.53063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69896" calcext:value-type="float">
            <text:p>20.56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9167" calcext:value-type="float">
            <text:p>21.5291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4892903226" calcext:value-type="float">
            <text:p>22.1044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9472" calcext:value-type="float">
            <text:p>22.33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71321290323" calcext:value-type="float">
            <text:p>22.3071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80002580645" calcext:value-type="float">
            <text:p>21.9280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77747096774" calcext:value-type="float">
            <text:p>21.9177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7328571429" calcext:value-type="float">
            <text:p>21.75673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8229677419" calcext:value-type="float">
            <text:p>22.1318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5071" calcext:value-type="float">
            <text:p>22.2850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36944" calcext:value-type="float">
            <text:p>22.24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54609032258" calcext:value-type="float">
            <text:p>22.1354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93592" calcext:value-type="float">
            <text:p>21.94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77675" calcext:value-type="float">
            <text:p>22.2167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1894193548" calcext:value-type="float">
            <text:p>21.9051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3944" calcext:value-type="float">
            <text:p>21.49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9166451613" calcext:value-type="float">
            <text:p>21.0009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95581935484" calcext:value-type="float">
            <text:p>20.52955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9943225806" calcext:value-type="float">
            <text:p>20.8849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89820689655" calcext:value-type="float">
            <text:p>20.75898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28712258064" calcext:value-type="float">
            <text:p>21.20287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89875" calcext:value-type="float">
            <text:p>21.2878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916" calcext:value-type="float">
            <text:p>21.2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6650322581" calcext:value-type="float">
            <text:p>21.0156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8432" calcext:value-type="float">
            <text:p>20.74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90995" calcext:value-type="float">
            <text:p>20.9890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84291612903" calcext:value-type="float">
            <text:p>21.3284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276" calcext:value-type="float">
            <text:p>21.13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28547096774" calcext:value-type="float">
            <text:p>20.65285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5396129032" calcext:value-type="float">
            <text:p>20.1965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40131612903" calcext:value-type="float">
            <text:p>19.5240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1054285714" calcext:value-type="float">
            <text:p>19.45810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12996129032" calcext:value-type="float">
            <text:p>20.1812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08675" calcext:value-type="float">
            <text:p>20.8870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77432" calcext:value-type="float">
            <text:p>20.95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96392258064" calcext:value-type="float">
            <text:p>20.48963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54224" calcext:value-type="float">
            <text:p>20.57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39535" calcext:value-type="float">
            <text:p>20.9639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23865806452" calcext:value-type="float">
            <text:p>20.4223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5848" calcext:value-type="float">
            <text:p>19.76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55078709677" calcext:value-type="float">
            <text:p>17.8655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68665" calcext:value-type="float">
            <text:p>19.8868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23671428571" calcext:value-type="float">
            <text:p>20.57236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41556129032" calcext:value-type="float">
            <text:p>20.9341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8252903226" calcext:value-type="float">
            <text:p>21.3638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75847741935" calcext:value-type="float">
            <text:p>21.30758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71398709677" calcext:value-type="float">
            <text:p>21.0171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81992" calcext:value-type="float">
            <text:p>20.28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36941935484" calcext:value-type="float">
            <text:p>20.093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0249" calcext:value-type="float">
            <text:p>20.280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40952" calcext:value-type="float">
            <text:p>21.2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93842580645" calcext:value-type="float">
            <text:p>20.8093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4368" calcext:value-type="float">
            <text:p>20.7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5881" calcext:value-type="float">
            <text:p>21.1458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8977142857" calcext:value-type="float">
            <text:p>22.20489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32978064516" calcext:value-type="float">
            <text:p>22.1332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21122580645" calcext:value-type="float">
            <text:p>22.062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88967741935" calcext:value-type="float">
            <text:p>21.898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7713548387" calcext:value-type="float">
            <text:p>21.4607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1" calcext:value-type="float">
            <text:p>21.2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401225" calcext:value-type="float">
            <text:p>21.4340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45150967742" calcext:value-type="float">
            <text:p>20.3445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7192" calcext:value-type="float">
            <text:p>22.92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34345806452" calcext:value-type="float">
            <text:p>23.4734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25672" calcext:value-type="float">
            <text:p>23.23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75925" calcext:value-type="float">
            <text:p>23.2197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58348387097" calcext:value-type="float">
            <text:p>23.455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827025" calcext:value-type="float">
            <text:p>23.4982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55155" calcext:value-type="float">
            <text:p>23.5555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31798709677" calcext:value-type="float">
            <text:p>23.6231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543525" calcext:value-type="float">
            <text:p>23.6754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78993548387" calcext:value-type="float">
            <text:p>23.627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25825" calcext:value-type="float">
            <text:p>23.4022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8551" calcext:value-type="float">
            <text:p>23.4585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1144516129" calcext:value-type="float">
            <text:p>23.291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761125" calcext:value-type="float">
            <text:p>22.7976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00121290323" calcext:value-type="float">
            <text:p>22.4900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1657" calcext:value-type="float">
            <text:p>22.4016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44957241379" calcext:value-type="float">
            <text:p>22.46449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03735" calcext:value-type="float">
            <text:p>22.8003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0075" calcext:value-type="float">
            <text:p>22.7898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2616774194" calcext:value-type="float">
            <text:p>22.6922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23925" calcext:value-type="float">
            <text:p>22.4882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8647483871" calcext:value-type="float">
            <text:p>22.2886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342675" calcext:value-type="float">
            <text:p>22.0834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19" calcext:value-type="float">
            <text:p>21.713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6059354839" calcext:value-type="float">
            <text:p>21.4646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51125" calcext:value-type="float">
            <text:p>21.2355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7976774194" calcext:value-type="float">
            <text:p>20.88479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055225" calcext:value-type="float">
            <text:p>20.4205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2893793103" calcext:value-type="float">
            <text:p>20.314289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109575" calcext:value-type="float">
            <text:p>21.7210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487425" calcext:value-type="float">
            <text:p>22.2348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22910967742" calcext:value-type="float">
            <text:p>22.3622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830075" calcext:value-type="float">
            <text:p>22.2183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87171612903" calcext:value-type="float">
            <text:p>22.1087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122725" calcext:value-type="float">
            <text:p>22.0112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73785" calcext:value-type="float">
            <text:p>21.6973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4523870968" calcext:value-type="float">
            <text:p>20.8874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14995" calcext:value-type="float">
            <text:p>21.1414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13277419355" calcext:value-type="float">
            <text:p>20.7013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22775" calcext:value-type="float">
            <text:p>22.3962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9345" calcext:value-type="float">
            <text:p>22.3359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56525" calcext:value-type="float">
            <text:p>22.365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5166451613" calcext:value-type="float">
            <text:p>22.3725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8305" calcext:value-type="float">
            <text:p>22.2658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18061935484" calcext:value-type="float">
            <text:p>21.7518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435025" calcext:value-type="float">
            <text:p>22.6143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3622" calcext:value-type="float">
            <text:p>22.88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7452903226" calcext:value-type="float">
            <text:p>22.6287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813" calcext:value-type="float">
            <text:p>22.125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91055483871" calcext:value-type="float">
            <text:p>21.5291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523" calcext:value-type="float">
            <text:p>21.3295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7696" calcext:value-type="float">
            <text:p>22.61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87655" calcext:value-type="float">
            <text:p>22.8887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8705" calcext:value-type="float">
            <text:p>22.9668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4227096774" calcext:value-type="float">
            <text:p>22.9114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354425" calcext:value-type="float">
            <text:p>23.0235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8606451613" calcext:value-type="float">
            <text:p>23.219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5562" calcext:value-type="float">
            <text:p>23.16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62025" calcext:value-type="float">
            <text:p>23.2506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7179354839" calcext:value-type="float">
            <text:p>23.1227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57025" calcext:value-type="float">
            <text:p>22.8505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6513548387" calcext:value-type="float">
            <text:p>22.4056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30201290323" calcext:value-type="float">
            <text:p>22.1730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33743448276" calcext:value-type="float">
            <text:p>22.163374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451075" calcext:value-type="float">
            <text:p>22.3745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452825" calcext:value-type="float">
            <text:p>22.5145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63569032258" calcext:value-type="float">
            <text:p>22.4463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2221" calcext:value-type="float">
            <text:p>22.3422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33612903226" calcext:value-type="float">
            <text:p>22.223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8035" calcext:value-type="float">
            <text:p>22.0498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43125" calcext:value-type="float">
            <text:p>21.7384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98807741935" calcext:value-type="float">
            <text:p>21.38988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710175" calcext:value-type="float">
            <text:p>21.0071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86905806452" calcext:value-type="float">
            <text:p>20.5686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65895" calcext:value-type="float">
            <text:p>19.9565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5788137931" calcext:value-type="float">
            <text:p>19.535788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80425" calcext:value-type="float">
            <text:p>20.1508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49225" calcext:value-type="float">
            <text:p>20.7024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43641290323" calcext:value-type="float">
            <text:p>20.7343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24685" calcext:value-type="float">
            <text:p>20.5124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25432258064" calcext:value-type="float">
            <text:p>20.1025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966775" calcext:value-type="float">
            <text:p>19.4396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53315" calcext:value-type="float">
            <text:p>19.0353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67889032258" calcext:value-type="float">
            <text:p>19.8067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50866086956" calcext:value-type="float">
            <text:p>19.39508660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91516363636" calcext:value-type="float">
            <text:p>17.319151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555" calcext:value-type="float">
            <text:p>19.680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56675862069" calcext:value-type="float">
            <text:p>20.5156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1788" calcext:value-type="float">
            <text:p>20.40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06625" calcext:value-type="float">
            <text:p>20.3420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51587692308" calcext:value-type="float">
            <text:p>20.115158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1293333333" calcext:value-type="float">
            <text:p>17.33312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4203870968" calcext:value-type="float">
            <text:p>19.4884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28725" calcext:value-type="float">
            <text:p>21.7292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72075" calcext:value-type="float">
            <text:p>21.7687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94691612903" calcext:value-type="float">
            <text:p>22.0294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546725" calcext:value-type="float">
            <text:p>21.6454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6172903226" calcext:value-type="float">
            <text:p>21.2236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77675" calcext:value-type="float">
            <text:p>20.6927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64272" calcext:value-type="float">
            <text:p>21.09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409625" calcext:value-type="float">
            <text:p>21.3440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75275" calcext:value-type="float">
            <text:p>21.2627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8446451613" calcext:value-type="float">
            <text:p>21.1868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54625" calcext:value-type="float">
            <text:p>21.1345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66428387097" calcext:value-type="float">
            <text:p>20.7766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327175" calcext:value-type="float">
            <text:p>20.8432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395725" calcext:value-type="float">
            <text:p>20.9939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67411612903" calcext:value-type="float">
            <text:p>20.7767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41175" calcext:value-type="float">
            <text:p>20.8204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7095483871" calcext:value-type="float">
            <text:p>19.777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33025" calcext:value-type="float">
            <text:p>19.4063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8233" calcext:value-type="float">
            <text:p>22.4382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371225" calcext:value-type="float">
            <text:p>22.8437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7202580645" calcext:value-type="float">
            <text:p>23.1167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5239483871" calcext:value-type="float">
            <text:p>23.2152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44315" calcext:value-type="float">
            <text:p>23.2644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671875" calcext:value-type="float">
            <text:p>23.2767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96665" calcext:value-type="float">
            <text:p>23.2396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77323870968" calcext:value-type="float">
            <text:p>23.1277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94175" calcext:value-type="float">
            <text:p>22.7749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8023225807" calcext:value-type="float">
            <text:p>22.39680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791975" calcext:value-type="float">
            <text:p>22.2179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30935172414" calcext:value-type="float">
            <text:p>22.833093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685925" calcext:value-type="float">
            <text:p>22.8768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50545" calcext:value-type="float">
            <text:p>22.9150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3088516129" calcext:value-type="float">
            <text:p>22.8430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7572" calcext:value-type="float">
            <text:p>22.73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4103225806" calcext:value-type="float">
            <text:p>22.689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034725" calcext:value-type="float">
            <text:p>22.5903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451" calcext:value-type="float">
            <text:p>22.6584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76402580645" calcext:value-type="float">
            <text:p>22.8576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645325" calcext:value-type="float">
            <text:p>22.6764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68255483871" calcext:value-type="float">
            <text:p>22.3368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91325" calcext:value-type="float">
            <text:p>22.5469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0835862069" calcext:value-type="float">
            <text:p>22.70108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31925" calcext:value-type="float">
            <text:p>22.7473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23275" calcext:value-type="float">
            <text:p>22.8172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43494193548" calcext:value-type="float">
            <text:p>22.8043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45545" calcext:value-type="float">
            <text:p>22.7245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69403870968" calcext:value-type="float">
            <text:p>22.8869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544425" calcext:value-type="float">
            <text:p>22.9854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86825" calcext:value-type="float">
            <text:p>22.9488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77907096774" calcext:value-type="float">
            <text:p>22.8077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2132" calcext:value-type="float">
            <text:p>22.39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7446" calcext:value-type="float">
            <text:p>22.237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1295" calcext:value-type="float">
            <text:p>22.3721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346925" calcext:value-type="float">
            <text:p>22.4234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29793548387" calcext:value-type="float">
            <text:p>22.362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268475" calcext:value-type="float">
            <text:p>22.2426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33089032258" calcext:value-type="float">
            <text:p>22.4433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5076" calcext:value-type="float">
            <text:p>22.32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56912" calcext:value-type="float">
            <text:p>22.06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66988387097" calcext:value-type="float">
            <text:p>21.9866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65525" calcext:value-type="float">
            <text:p>21.6256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04188387097" calcext:value-type="float">
            <text:p>21.2704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22515" calcext:value-type="float">
            <text:p>21.0622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52474285714" calcext:value-type="float">
            <text:p>20.97524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77675" calcext:value-type="float">
            <text:p>21.0737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00545" calcext:value-type="float">
            <text:p>21.0100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96041290323" calcext:value-type="float">
            <text:p>20.7496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9205" calcext:value-type="float">
            <text:p>20.309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6996129032" calcext:value-type="float">
            <text:p>21.0956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73375" calcext:value-type="float">
            <text:p>21.1107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1943225806" calcext:value-type="float">
            <text:p>20.9611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40985806452" calcext:value-type="float">
            <text:p>20.4040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12105" calcext:value-type="float">
            <text:p>19.591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11349677419" calcext:value-type="float">
            <text:p>18.1511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49667096774" calcext:value-type="float">
            <text:p>16.2149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00422857143" calcext:value-type="float">
            <text:p>17.32004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6536774193" calcext:value-type="float">
            <text:p>19.35165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97610322581" calcext:value-type="float">
            <text:p>20.2597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74002580645" calcext:value-type="float">
            <text:p>20.9374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21829677419" calcext:value-type="float">
            <text:p>21.2021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275175" calcext:value-type="float">
            <text:p>20.4927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89065" calcext:value-type="float">
            <text:p>20.9689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2871483871" calcext:value-type="float">
            <text:p>21.0328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94525" calcext:value-type="float">
            <text:p>20.8979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2650322581" calcext:value-type="float">
            <text:p>20.8632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43785" calcext:value-type="float">
            <text:p>20.5543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1362758621" calcext:value-type="float">
            <text:p>20.692136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06285" calcext:value-type="float">
            <text:p>21.0306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90025" calcext:value-type="float">
            <text:p>21.2999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42072258064" calcext:value-type="float">
            <text:p>21.22420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64807741935" calcext:value-type="float">
            <text:p>20.85648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54438709677" calcext:value-type="float">
            <text:p>21.925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903025" calcext:value-type="float">
            <text:p>21.9590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920325" calcext:value-type="float">
            <text:p>21.8192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01752258064" calcext:value-type="float">
            <text:p>21.73017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7326" calcext:value-type="float">
            <text:p>21.277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69148387097" calcext:value-type="float">
            <text:p>20.666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13415" calcext:value-type="float">
            <text:p>21.4013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92352" calcext:value-type="float">
            <text:p>21.71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18625" calcext:value-type="float">
            <text:p>21.6831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384925" calcext:value-type="float">
            <text:p>21.6538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7612903226" calcext:value-type="float">
            <text:p>21.613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630825" calcext:value-type="float">
            <text:p>21.5163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05574193548" calcext:value-type="float">
            <text:p>21.420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53375" calcext:value-type="float">
            <text:p>21.4155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573" calcext:value-type="float">
            <text:p>21.348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72668387097" calcext:value-type="float">
            <text:p>21.1972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0415" calcext:value-type="float">
            <text:p>20.9060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77424516129" calcext:value-type="float">
            <text:p>20.3077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07425" calcext:value-type="float">
            <text:p>20.0250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476" calcext:value-type="float">
            <text:p>20.06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4309677419" calcext:value-type="float">
            <text:p>20.519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515675" calcext:value-type="float">
            <text:p>20.6851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01659354839" calcext:value-type="float">
            <text:p>20.2301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934925" calcext:value-type="float">
            <text:p>19.9393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71128" calcext:value-type="float">
            <text:p>21.19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89365" calcext:value-type="float">
            <text:p>21.2089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57895" calcext:value-type="float">
            <text:p>21.17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17584" calcext:value-type="float">
            <text:p>21.23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3543483871" calcext:value-type="float">
            <text:p>20.3135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985575" calcext:value-type="float">
            <text:p>19.4198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60405517241" calcext:value-type="float">
            <text:p>19.716040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0646" calcext:value-type="float">
            <text:p>21.170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6154" calcext:value-type="float">
            <text:p>21.80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2303483871" calcext:value-type="float">
            <text:p>21.8223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40785" calcext:value-type="float">
            <text:p>21.9640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99321290323" calcext:value-type="float">
            <text:p>21.8499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4803" calcext:value-type="float">
            <text:p>21.6648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43775" calcext:value-type="float">
            <text:p>21.4094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01819354839" calcext:value-type="float">
            <text:p>21.120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475" calcext:value-type="float">
            <text:p>20.56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74658064516" calcext:value-type="float">
            <text:p>19.667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12405" calcext:value-type="float">
            <text:p>19.8312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3464827586" calcext:value-type="float">
            <text:p>19.549346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45675" calcext:value-type="float">
            <text:p>20.0374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228175" calcext:value-type="float">
            <text:p>20.5422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7922580645" calcext:value-type="float">
            <text:p>21.025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61995" calcext:value-type="float">
            <text:p>20.6461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40918709677" calcext:value-type="float">
            <text:p>21.0140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46294193548" calcext:value-type="float">
            <text:p>21.2346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9716" calcext:value-type="float">
            <text:p>21.34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7063225806" calcext:value-type="float">
            <text:p>21.24770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386075" calcext:value-type="float">
            <text:p>20.9838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14784516129" calcext:value-type="float">
            <text:p>20.4814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42795" calcext:value-type="float">
            <text:p>20.5242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73752" calcext:value-type="float">
            <text:p>20.80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7075" calcext:value-type="float">
            <text:p>21.281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9845" calcext:value-type="float">
            <text:p>21.2119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9048516129" calcext:value-type="float">
            <text:p>20.9990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14345" calcext:value-type="float">
            <text:p>20.6214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18552258065" calcext:value-type="float">
            <text:p>19.93185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555075" calcext:value-type="float">
            <text:p>19.2655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85885" calcext:value-type="float">
            <text:p>19.9485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16523870968" calcext:value-type="float">
            <text:p>20.2016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770725" calcext:value-type="float">
            <text:p>20.5177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733275" calcext:value-type="float">
            <text:p>19.8073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8015" calcext:value-type="float">
            <text:p>18.9858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45991724138" calcext:value-type="float">
            <text:p>20.66459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284625" calcext:value-type="float">
            <text:p>22.7728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934575" calcext:value-type="float">
            <text:p>22.9593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86464516129" calcext:value-type="float">
            <text:p>22.968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9916" calcext:value-type="float">
            <text:p>22.94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4239483871" calcext:value-type="float">
            <text:p>22.8342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555" calcext:value-type="float">
            <text:p>22.728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15" calcext:value-type="float">
            <text:p>22.53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17070967742" calcext:value-type="float">
            <text:p>22.261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30676129032" calcext:value-type="float">
            <text:p>21.3730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159475" calcext:value-type="float">
            <text:p>21.1415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95115" calcext:value-type="float">
            <text:p>21.9995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69584516129" calcext:value-type="float">
            <text:p>22.4169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35575" calcext:value-type="float">
            <text:p>22.2773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51889032258" calcext:value-type="float">
            <text:p>22.2451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402075" calcext:value-type="float">
            <text:p>22.2640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403" calcext:value-type="float">
            <text:p>22.2744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52061935484" calcext:value-type="float">
            <text:p>22.2852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637575" calcext:value-type="float">
            <text:p>22.0563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5427096774" calcext:value-type="float">
            <text:p>21.9665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683325" calcext:value-type="float">
            <text:p>21.9068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1715862069" calcext:value-type="float">
            <text:p>21.88117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043525" calcext:value-type="float">
            <text:p>21.7704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57025" calcext:value-type="float">
            <text:p>21.7075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34374193548" calcext:value-type="float">
            <text:p>21.603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6859354839" calcext:value-type="float">
            <text:p>21.34268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965" calcext:value-type="float">
            <text:p>21.817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27643636364" calcext:value-type="float">
            <text:p>21.63276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93784" calcext:value-type="float">
            <text:p>21.23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97548387097" calcext:value-type="float">
            <text:p>20.529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685" calcext:value-type="float">
            <text:p>19.577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8772" calcext:value-type="float">
            <text:p>20.90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86975" calcext:value-type="float">
            <text:p>21.4368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724575" calcext:value-type="float">
            <text:p>21.3972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9612903226" calcext:value-type="float">
            <text:p>21.308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9765" calcext:value-type="float">
            <text:p>21.1479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4490322581" calcext:value-type="float">
            <text:p>20.811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231675" calcext:value-type="float">
            <text:p>20.8223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23995" calcext:value-type="float">
            <text:p>20.7223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14668387097" calcext:value-type="float">
            <text:p>20.5114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4593" calcext:value-type="float">
            <text:p>19.9845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6753548387" calcext:value-type="float">
            <text:p>18.4066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525925" calcext:value-type="float">
            <text:p>17.6952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62110344828" calcext:value-type="float">
            <text:p>18.42621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9345" calcext:value-type="float">
            <text:p>19.6689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7479" calcext:value-type="float">
            <text:p>20.977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0067096774" calcext:value-type="float">
            <text:p>21.4880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401225" calcext:value-type="float">
            <text:p>21.4340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234496" calcext:value-type="float">
            <text:p>21.322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37782857143" calcext:value-type="float">
            <text:p>21.30377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7217" calcext:value-type="float">
            <text:p>21.167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87305806452" calcext:value-type="float">
            <text:p>20.8887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360275" calcext:value-type="float">
            <text:p>20.4436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60255483871" calcext:value-type="float">
            <text:p>19.7460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86605" calcext:value-type="float">
            <text:p>18.2386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18140689655" calcext:value-type="float">
            <text:p>18.271814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29175" calcext:value-type="float">
            <text:p>19.532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86858181818" calcext:value-type="float">
            <text:p>20.588685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4024" calcext:value-type="float">
            <text:p>20.79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5016" calcext:value-type="float">
            <text:p>20.34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78525" calcext:value-type="float">
            <text:p>20.917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47447741935" calcext:value-type="float">
            <text:p>21.44474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2423225806" calcext:value-type="float">
            <text:p>21.72624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91595" calcext:value-type="float">
            <text:p>21.4691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50632258064" calcext:value-type="float">
            <text:p>21.2150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70761290323" calcext:value-type="float">
            <text:p>21.097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13950344828" calcext:value-type="float">
            <text:p>21.04139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26575483871" calcext:value-type="float">
            <text:p>20.9926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26553846154" calcext:value-type="float">
            <text:p>20.95265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69724444445" calcext:value-type="float">
            <text:p>20.536972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3018461538" calcext:value-type="float">
            <text:p>20.058301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4583225807" calcext:value-type="float">
            <text:p>20.02545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55625806452" calcext:value-type="float">
            <text:p>19.925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01506206897" calcext:value-type="float">
            <text:p>19.020150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4836" calcext:value-type="float">
            <text:p>16.59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4663483871" calcext:value-type="float">
            <text:p>17.8446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436" calcext:value-type="float">
            <text:p>19.36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9122580645" calcext:value-type="float">
            <text:p>19.699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18155" calcext:value-type="float">
            <text:p>20.6218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97984" calcext:value-type="float">
            <text:p>20.78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11075" calcext:value-type="float">
            <text:p>20.6981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252" calcext:value-type="float">
            <text:p>20.55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0384" calcext:value-type="float">
            <text:p>20.04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59788387097" calcext:value-type="float">
            <text:p>20.0359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517" calcext:value-type="float">
            <text:p>18.99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6024" calcext:value-type="float">
            <text:p>17.82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3345" calcext:value-type="float">
            <text:p>18.6783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64531428572" calcext:value-type="float">
            <text:p>19.736453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58535" calcext:value-type="float">
            <text:p>20.9258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5576774193" calcext:value-type="float">
            <text:p>21.25055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99031111111" calcext:value-type="float">
            <text:p>21.20990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91913846154" calcext:value-type="float">
            <text:p>20.669191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45413333333" calcext:value-type="float">
            <text:p>21.26454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05136" calcext:value-type="float">
            <text:p>21.33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511025" calcext:value-type="float">
            <text:p>21.0751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49" calcext:value-type="float">
            <text:p>20.81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7270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978" meta:object-count="0"/>
    <meta:user-defined meta:name="AppVersion">3.0</meta:user-defined>
  </office:meta>
</office:document-meta>
</file>